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 style:list-style-name="L1">
      <style:text-properties style:font-name="Cambria"/>
    </style:style>
    <style:style style:name="P4" style:family="paragraph" style:parent-style-name="Text_20_body" style:list-style-name="L2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style:font-name="Times New Roman" style:font-name-asian="Times New Roman3" style:font-name-complex="Times New Roman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fo:font-style="italic" style:font-name-asian="Times New Roman1" style:font-style-asian="italic" style:font-name-complex="Times New Roman1" style:font-style-complex="italic"/>
    </style:style>
    <style:style style:name="T6" style:family="text">
      <style:text-properties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style:font-name-asian="Times New Roman3" style:font-name-complex="Times New Roman3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771cm" draw:z-index="0"><draw:image xlink:href="../../odt/images/1005.png" xlink:type="simple" xlink:show="embed" xlink:actuate="onLoad"/></draw:frame></text:p>
          </table:table-cell>
          <table:table-cell table:style-name="Table1.B1" office:value-type="string">
            <text:h text:style-name="P7" text:outline-level="1">Комментарий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<text:span text:style-name="T8">не расчетный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1.27cm" svg:height="1.24cm" draw:z-index="1"><draw:image xlink:href="../../odt/images/1005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<text:span text:style-name="T8">является сервисным</text:span>, при помощи него можно вставить в любое место схемы произвольный комментарий <text:span text:style-name="T2">в формате RTF</text:span>.</text:p>
            <text:p text:style-name="P2">Для редактирования комментария необходимо произвести двойной щелчок по блоку.</text:p>
            <text:p text:style-name="P2">Блок фактически является сервисным и предоставляет возможность Пользователю выполнить поясняющие текстовые сообщения в специальном текстовом окне. Для ввода текстового сообщения необходимо:</text:p>
            <text:list xml:id="list4177906111585204069" text:style-name="L1">
              <text:list-item>
                <text:p text:style-name="P3"><text:span text:style-name="T4">перенести из </text:span><text:span text:style-name="T5">Линейки типовых блоков</text:span><text:span text:style-name="T4"> в Схемное окно (Главное или субмодельное) блок </text:span><text:span text:style-name="T5">Комментарий</text:span><text:span text:style-name="T4">, расположив его на желаемое место;</text:span></text:p>
              </text:list-item>
              <text:list-item>
                <text:p text:style-name="P3"><text:span text:style-name="T4">переместить курсор "мыши" на блок </text:span><text:span text:style-name="T5">Комментарий</text:span><text:span text:style-name="T4"> и выполнить 2-х кратный щелчок левой клавишей "мыши": откроется </text:span><text:span text:style-name="T5">специальное</text:span><text:span text:style-name="T4"> текстовое окно с заголовком </text:span><text:span text:style-name="T6">Редактор комментариев МВТУ</text:span><text:span text:style-name="T4">;</text:span></text:p>
              </text:list-item>
              <text:list-item>
                <text:p text:style-name="P3">ввести необходимый текст, поясняющий решаемую задачу в среде ПК “МВТУ”;</text:p>
              </text:list-item>
              <text:list-item>
                <text:p text:style-name="P3"><text:span text:style-name="T4">закрыть специальное текстовое окно с заголовком </text:span><text:span text:style-name="T6">Редактор комментариев МВТУ</text:span><text:span text:style-name="T4">, выбрав пункт меню «Файл» </text:span><text:span text:style-name="T9">→</text:span><text:span text:style-name="T4"> «Закрыть».</text:span></text:p>
              </text:list-item>
            </text:list>
            <text:p text:style-name="P2">Примеры оформления поясняющих комментариев к решаемой задаче рекомендуется посмотреть в любом демо-примере ПК “МВТУ” (каталог Demo).</text:p>
            <text:p text:style-name="P2"><text:span text:style-name="T4">Подпись под блоком </text:span><text:span text:style-name="T5">Комментарий</text:span><text:span text:style-name="T4"> на Схемном окне выполняется таким же образом, как и для блока </text:span><text:span text:style-name="T5">Заметка</text:span><text:span text:style-name="T4">, а именно:</text:span></text:p>
            <text:list xml:id="list4007517065273134269" text:style-name="L2">
              <text:list-item>
                <text:p text:style-name="P4"><text:span text:style-name="T4">выделить блок </text:span><text:span text:style-name="T5">Комментарий</text:span><text:span text:style-name="T4"> однократным щелчком левой клавиши “мыши”;</text:span></text:p>
              </text:list-item>
              <text:list-item>
                <text:p text:style-name="P4">переместить курсор "мыши" под пиктограмму и выполнить 2-х кратный щелчок левой клавишей "мыши" в тот момент когда появится указатель курсора мыши с вопросительным знаком: откроется текстовое окно;</text:p>
              </text:list-item>
              <text:list-item>
                <text:p text:style-name="P4">ввести требуемое текстовое сообщение (например, “Информация о проекте”) и закрыть текстовое окно, выполнив 2-х кратный щелчок левой клавишей “мыши” в свободном месте Схемного окна.</text:p>
              </text:list-item>
            </text:list>
            <text:p text:style-name="P2"><text:span text:style-name="T3">Примечание:</text:span><text:span text:style-name="T4"> тип, размер и цвет введенного текстового сообщения под блоком </text:span><text:span text:style-name="T5">Комментарий</text:span><text:span text:style-name="T4"> устанавливается (редактируется) при выделенном блоке </text:span><text:span text:style-name="T5">Комментарий</text:span><text:span text:style-name="T4"> посредством меню свойств блока (как и для всех других блоков)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мментарий</dc:title>
    <dc:date>2014-12-01T18:28:21.23</dc:date>
    <meta:generator>OpenOffice/4.1.1$Win32 OpenOffice.org_project/411m6$Build-9775</meta:generator>
    <meta:editing-duration>PT2H10M16S</meta:editing-duration>
    <meta:editing-cycles>81</meta:editing-cycles>
    <meta:document-statistic meta:table-count="1" meta:image-count="2" meta:object-count="0" meta:page-count="1" meta:paragraph-count="19" meta:word-count="249" meta:character-count="1823"/>
  </office:meta>
</office:document-meta>
</file>